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FA16E5EDBF.jpg" manifest:media-type="image/jpeg"/>
  <manifest:file-entry manifest:full-path="Pictures/100000000000015D000000EF463BB6ED.jpg" manifest:media-type="image/jpeg"/>
  <manifest:file-entry manifest:full-path="Pictures/100000000000012C000000E1D00FC1BE.jpg" manifest:media-type="image/jpeg"/>
  <manifest:file-entry manifest:full-path="Pictures/100000000000025D000001900663931C.jpg" manifest:media-type="image/jpeg"/>
  <manifest:file-entry manifest:full-path="Pictures/100000000000017E00000110E3A97120.jpg" manifest:media-type="image/jpeg"/>
  <manifest:file-entry manifest:full-path="Pictures/1000000000000107000000B80D7B3FA0.jpg" manifest:media-type="image/jpeg"/>
  <manifest:file-entry manifest:full-path="Pictures/10000000000000E9000000D837EFCF8E.jpg" manifest:media-type="image/jpeg"/>
  <manifest:file-entry manifest:full-path="Pictures/1000000000000107000000B843E0B885.jpg" manifest:media-type="image/jpeg"/>
  <manifest:file-entry manifest:full-path="Pictures/10000000000000FA000000CAD775FE58.jpg" manifest:media-type="image/jpeg"/>
  <manifest:file-entry manifest:full-path="Pictures/1000000000000107000000B84F23308D.jpg" manifest:media-type="image/jpeg"/>
  <manifest:file-entry manifest:full-path="Pictures/100000000000036600000190BF638570.jpg" manifest:media-type="image/jpeg"/>
  <manifest:file-entry manifest:full-path="Pictures/1000000000000107000000B818EDEE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5.501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416cm"/>
    </style:style>
    <style:style style:name="pr3" style:family="presentation" style:parent-style-name="Default-subtitle">
      <style:graphic-properties draw:fill-color="#ffffff" fo:min-height="6.84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iezoelectric materials</text:p>
          </draw:text-box>
        </draw:frame>
        <draw:frame presentation:style-name="pr2" draw:layer="layout" svg:width="8.506cm" svg:height="8.863cm" svg:x="1.4cm" svg:y="3.791cm" presentation:class="subtitle" presentation:user-transformed="true">
          <draw:text-box>
            <text:p/>
            <text:p><text:s/>Pressure</text:p>
            <text:p><text:s/>Acceleration</text:p>
            <text:p><text:s/>Temperature</text:p>
            <text:p><text:s/>Strain</text:p>
            <text:p><text:s/>Force</text:p>
            <text:p/>
          </draw:text-box>
        </draw:frame>
        <draw:frame presentation:style-name="pr3" draw:layer="layout" svg:width="6.858cm" svg:height="6.845cm" svg:x="17.018cm" svg:y="4.331cm">
          <draw:text-box>
            <text:p>Electrical charge</text:p>
          </draw:text-box>
        </draw:frame>
        <draw:frame draw:style-name="gr1" draw:text-style-name="P1" draw:layer="layout" svg:width="7.26cm" svg:height="5.135cm" svg:x="1.638cm" svg:y="12.899cm">
          <draw:image xlink:href="Pictures/1000000000000107000000B818EDEEC3.jpg" xlink:type="simple" xlink:show="embed" xlink:actuate="onLoad">
            <text:p/>
          </draw:image>
        </draw:frame>
        <draw:frame draw:style-name="gr1" draw:text-style-name="P1" draw:layer="layout" svg:width="7.26cm" svg:height="5.135cm" svg:x="7.882cm" svg:y="12.899cm">
          <draw:image xlink:href="Pictures/1000000000000107000000B84F23308D.jpg" xlink:type="simple" xlink:show="embed" xlink:actuate="onLoad">
            <text:p/>
          </draw:image>
        </draw:frame>
        <draw:frame draw:style-name="gr1" draw:text-style-name="P1" draw:layer="layout" svg:width="7.26cm" svg:height="5.135cm" svg:x="14.138cm" svg:y="12.954cm">
          <draw:image xlink:href="Pictures/1000000000000107000000B843E0B885.jpg" xlink:type="simple" xlink:show="embed" xlink:actuate="onLoad">
            <text:p/>
          </draw:image>
        </draw:frame>
        <draw:frame draw:style-name="gr1" draw:text-style-name="P1" draw:layer="layout" svg:width="7.26cm" svg:height="5.135cm" svg:x="20.44cm" svg:y="12.954cm">
          <draw:image xlink:href="Pictures/1000000000000107000000B80D7B3FA0.jpg" xlink:type="simple" xlink:show="embed" xlink:actuate="onLoad">
            <text:p/>
          </draw:image>
        </draw:frame>
        <draw:custom-shape draw:style-name="gr2" draw:text-style-name="P1" draw:layer="layout" svg:width="6.858cm" svg:height="3.556cm" svg:x="9.906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ezoelectric examples</text:p>
          </draw:text-box>
        </draw:frame>
        <draw:frame draw:style-name="gr1" draw:text-style-name="P1" draw:layer="layout" svg:width="5.525cm" svg:height="3.977cm" svg:x="3.556cm" svg:y="6.096cm" presentation:class="graphic" presentation:user-transformed="true">
          <draw:image xlink:href="Pictures/100000000000017E00000110E3A97120.jpg" xlink:type="simple" xlink:show="embed" xlink:actuate="onLoad">
            <text:p/>
          </draw:image>
        </draw:frame>
        <draw:frame draw:style-name="gr1" draw:text-style-name="P1" draw:layer="layout" svg:width="14.976cm" svg:height="6.885cm" svg:x="2.296cm" svg:y="12.446cm">
          <draw:image xlink:href="Pictures/100000000000036600000190BF638570.jpg" xlink:type="simple" xlink:show="embed" xlink:actuate="onLoad">
            <text:p/>
          </draw:image>
        </draw:frame>
        <draw:frame draw:style-name="gr1" draw:text-style-name="P1" draw:layer="layout" svg:width="6.164cm" svg:height="5.714cm" svg:x="20.76cm" svg:y="5.842cm">
          <draw:image xlink:href="Pictures/10000000000000E9000000D837EFCF8E.jpg" xlink:type="simple" xlink:show="embed" xlink:actuate="onLoad">
            <text:p/>
          </draw:image>
        </draw:frame>
        <draw:frame draw:style-name="gr1" draw:text-style-name="P1" draw:layer="layout" svg:width="10.907cm" svg:height="7.211cm" svg:x="8.636cm" svg:y="4.343cm">
          <draw:image xlink:href="Pictures/100000000000025D000001900663931C.jpg" xlink:type="simple" xlink:show="embed" xlink:actuate="onLoad">
            <text:p/>
          </draw:image>
        </draw:frame>
        <draw:frame draw:style-name="gr1" draw:text-style-name="P1" draw:layer="layout" svg:width="7.23cm" svg:height="5.842cm" svg:x="19.05cm" svg:y="13.208cm">
          <draw:image xlink:href="Pictures/10000000000000FA000000CAD775FE5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rmoresponsive mate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terials that exhibit changes of their properties with temperature.</text:p>
              </text:list-item>
            </text:list>
          </draw:text-box>
        </draw:frame>
        <draw:frame draw:style-name="gr1" draw:text-style-name="P1" draw:layer="layout" svg:width="11.493cm" svg:height="8.619cm" svg:x="1.016cm" svg:y="12.381cm">
          <draw:image xlink:href="Pictures/100000000000012C000000E1D00FC1BE.jpg" xlink:type="simple" xlink:show="embed" xlink:actuate="onLoad">
            <text:p/>
          </draw:image>
        </draw:frame>
        <draw:frame draw:style-name="gr1" draw:text-style-name="P1" draw:layer="layout" svg:width="8.128cm" svg:height="5.566cm" svg:x="2.032cm" svg:y="7.874cm">
          <draw:image xlink:href="Pictures/100000000000015D000000EF463BB6ED.jpg" xlink:type="simple" xlink:show="embed" xlink:actuate="onLoad">
            <text:p/>
          </draw:image>
        </draw:frame>
        <draw:frame draw:style-name="gr1" draw:text-style-name="P1" draw:layer="layout" svg:width="5.842cm" svg:height="6.758cm" svg:x="20.828cm" svg:y="7.466cm">
          <draw:image xlink:href="Pictures/10000000000000FA000000FA16E5EDB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40:46.146552188</meta:creation-date>
    <dc:date>2016-04-26T15:29:37.711477456</dc:date>
    <meta:editing-duration>PT2M49S</meta:editing-duration>
    <meta:editing-cycles>1</meta:editing-cycles>
    <meta:document-statistic meta:object-count="46"/>
    <meta:generator>LibreOffice/4.3.3.2$Linux_X86_64 LibreOffice_project/430m0$Build-2</meta:generator>
  </office:meta>
</office:document-meta>
</file>